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ResolutionDelegate.resolveDependency( Parameter parameter , int parameterIndex , Class &lt; ? &gt; containingClass , AutowireCapableBeanFactory bean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rameterResolutionDelegate.getEffectiveAnnotatedParameter( Parameter parameter , int 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ameterResolutionDelegate.get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ResolutionDelegate.getAnnotation( Class &lt; T &gt; annotatio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ResolutionDelegate.getDeclared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ResolutionDelegate.ParameterResolution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rameterResolutionDelegate.isAutowirable( Parameter parameter , int parameter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